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626cm"/>
    </style:style>
    <style:style style:name="co3" style:family="table-column">
      <style:table-column-properties fo:break-before="auto" style:column-width="3.358cm"/>
    </style:style>
    <style:style style:name="co4" style:family="table-column">
      <style:table-column-properties fo:break-before="auto" style:column-width="9.678cm"/>
    </style:style>
    <style:style style:name="co5" style:family="table-column">
      <style:table-column-properties fo:break-before="auto" style:column-width="2.277cm"/>
    </style:style>
    <style:style style:name="co6" style:family="table-column">
      <style:table-column-properties fo:break-before="auto" style:column-width="1.503cm"/>
    </style:style>
    <style:style style:name="co7" style:family="table-column">
      <style:table-column-properties fo:break-before="auto" style:column-width="4.688cm"/>
    </style:style>
    <style:style style:name="ro1" style:family="table-row">
      <style:table-row-properties style:row-height="0.43cm" fo:break-before="auto" style:use-optimal-row-height="true"/>
    </style:style>
    <style:style style:name="ro2" style:family="table-row">
      <style:table-row-properties style:row-height="0.45cm" fo:break-before="auto" style:use-optimal-row-height="true"/>
    </style:style>
    <style:style style:name="ro3" style:family="table-row">
      <style:table-row-properties style:row-height="0.446cm" fo:break-before="auto" style:use-optimal-row-height="true"/>
    </style:style>
    <style:style style:name="ro4" style:family="table-row">
      <style:table-row-properties style:row-height="0.882cm" fo:break-before="auto" style:use-optimal-row-height="true"/>
    </style:style>
    <style:style style:name="ro5" style:family="table-row">
      <style:table-row-properties style:row-height="2.508cm" fo:break-before="auto" style:use-optimal-row-height="true"/>
    </style:style>
    <style:style style:name="ro6" style:family="table-row">
      <style:table-row-properties style:row-height="0.861cm" fo:break-before="page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</style:style>
  </office:automatic-styles>
  <office:body>
    <office:spreadsheet>
      <table:table table:name="Tabelle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6" table:default-cell-style-name="Default"/>
        <table:table-column table:style-name="co1" table:number-columns-repeated="8" table:default-cell-style-name="Default"/>
        <table:table-row table:style-name="ro1">
          <table:table-cell office:value-type="string">
            <text:p>ID</text:p>
          </table:table-cell>
          <table:table-cell office:value-type="string">
            <text:p>Was</text:p>
          </table:table-cell>
          <table:table-cell office:value-type="string">
            <text:p>Folgen</text:p>
          </table:table-cell>
          <table:table-cell office:value-type="string">
            <text:p>Dringlichkeit</text:p>
          </table:table-cell>
          <table:table-cell office:value-type="string">
            <text:p>Antwort</text:p>
          </table:table-cell>
          <table:table-cell office:value-type="string">
            <text:p>Folgen</text:p>
          </table:table-cell>
          <table:table-cell office:value-type="string">
            <text:p>Dringlichkeit</text:p>
          </table:table-cell>
          <table:table-cell office:value-type="string">
            <text:p>Antwort</text:p>
          </table:table-cell>
          <table:table-cell office:value-type="string">
            <text:p>Folgen</text:p>
          </table:table-cell>
          <table:table-cell office:value-type="string">
            <text:p>Dringlichkeit</text:p>
          </table:table-cell>
          <table:table-cell office:value-type="string">
            <text:p>Antwort</text:p>
          </table:table-cell>
          <table:table-cell office:value-type="string">
            <text:p>Folgen</text:p>
          </table:table-cell>
          <table:table-cell office:value-type="string">
            <text:p>Dringlichkeit</text:p>
          </table:table-cell>
          <table:table-cell office:value-type="string">
            <text:p>Antwort</text:p>
          </table:table-cell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>
            <text:p>Wasserschaden</text:p>
          </table:table-cell>
          <table:table-cell office:value-type="string">
            <text:p>Downtime</text:p>
          </table:table-cell>
          <table:table-cell table:number-columns-repeated="2"/>
          <table:table-cell office:value-type="string">
            <text:p>Datenverlust</text:p>
          </table:table-cell>
          <table:table-cell table:number-columns-repeated="2"/>
          <table:table-cell office:value-type="string">
            <text:p>Hardwareverlust</text:p>
          </table:table-cell>
          <table:table-cell table:number-columns-repeated="5"/>
        </table:table-row>
        <table:table-row table:style-name="ro1">
          <table:table-cell/>
          <table:table-cell office:value-type="string">
            <text:p>user error</text:p>
          </table:table-cell>
          <table:table-cell office:value-type="string">
            <text:p>Datenverlust</text:p>
          </table:table-cell>
          <table:table-cell table:number-columns-repeated="11"/>
        </table:table-row>
        <table:table-row table:style-name="ro2">
          <table:table-cell/>
          <table:table-cell office:value-type="string">
            <text:p>Stromausfall</text:p>
          </table:table-cell>
          <table:table-cell office:value-type="string">
            <text:p>Downtime, Datendiebstahl, Datenverlust, Hardwareverlust, Backupverlust</text:p>
          </table:table-cell>
          <table:table-cell table:number-columns-repeated="11"/>
        </table:table-row>
        <table:table-row table:style-name="ro2">
          <table:table-cell/>
          <table:table-cell office:value-type="string">
            <text:p>Internetausfall</text:p>
          </table:table-cell>
          <table:table-cell office:value-type="string">
            <text:p>Downtime, Datenverlust</text:p>
          </table:table-cell>
          <table:table-cell table:number-columns-repeated="11"/>
        </table:table-row>
        <table:table-row table:style-name="ro3">
          <table:table-cell/>
          <table:table-cell office:value-type="string">
            <text:p>Einbruch, physisch</text:p>
          </table:table-cell>
          <table:table-cell office:value-type="string">
            <text:p>Downtime, Datendiebstahl, Datenverlust, Hardwareverlust</text:p>
          </table:table-cell>
          <table:table-cell table:number-columns-repeated="11"/>
        </table:table-row>
        <table:table-row table:style-name="ro3">
          <table:table-cell/>
          <table:table-cell office:value-type="string">
            <text:p>Einbrauch, Hack</text:p>
          </table:table-cell>
          <table:table-cell office:value-type="string">
            <text:p>Downtime, Datendiebstahl, Datenverlust, Backupverlust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Hardwaredefekt</text:p>
          </table:table-cell>
          <table:table-cell office:value-type="string">
            <text:p>Downtime, Datenverlust, Hardwareverlust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Crash after update</text:p>
          </table:table-cell>
          <table:table-cell office:value-type="string">
            <text:p>Downtime, Datenverlust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Speicher voll</text:p>
          </table:table-cell>
          <table:table-cell office:value-type="string">
            <text:p>Downtime</text:p>
          </table:table-cell>
          <table:table-cell table:number-columns-repeated="11"/>
        </table:table-row>
        <table:table-row table:style-name="ro1">
          <table:table-cell table:number-columns-repeated="14"/>
        </table:table-row>
        <table:table-row table:style-name="ro1">
          <table:table-cell/>
          <table:table-cell office:value-type="string">
            <text:p>random crash</text:p>
          </table:table-cell>
          <table:table-cell office:value-type="string">
            <text:p>Downtime, Datenverlust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admin error</text:p>
          </table:table-cell>
          <table:table-cell office:value-type="string">
            <text:p>Downtime, Datenverlust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ransomware</text:p>
          </table:table-cell>
          <table:table-cell office:value-type="string">
            <text:p>Downtime, Datenverlust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Virus</text:p>
          </table:table-cell>
          <table:table-cell office:value-type="string">
            <text:p>Downtime, Datenverlust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Spam</text:p>
          </table:table-cell>
          <table:table-cell office:value-type="string">
            <text:p>Verlust der E-Mail-Adresse</text:p>
          </table:table-cell>
          <table:table-cell table:number-columns-repeated="11"/>
        </table:table-row>
        <table:table-row table:style-name="ro1">
          <table:table-cell/>
          <table:table-cell office:value-type="string">
            <text:p>ddos</text:p>
          </table:table-cell>
          <table:table-cell office:value-type="string">
            <text:p>Downtime</text:p>
          </table:table-cell>
          <table:table-cell table:number-columns-repeated="11"/>
        </table:table-row>
      </table:table>
      <table:table table:name="Tabelle2" table:style-name="ta1" table:print="false">
        <table:table-column table:style-name="co7" table:number-columns-repeated="1024" table:default-cell-style-name="ce2"/>
        <table:table-row table:style-name="ro4">
          <table:table-cell table:style-name="ce1" office:value-type="string">
            <text:p>FMEA Ref. </text:p>
          </table:table-cell>
          <table:table-cell table:style-name="ce1" office:value-type="string">
            <text:p>Item </text:p>
          </table:table-cell>
          <table:table-cell table:style-name="ce1" office:value-type="string">
            <text:p>Potential failure mode </text:p>
          </table:table-cell>
          <table:table-cell table:style-name="ce1" office:value-type="string">
            <text:p>Potential cause(s) / mechanism </text:p>
          </table:table-cell>
          <table:table-cell table:style-name="ce1" office:value-type="string">
            <text:p>Mission Phase </text:p>
          </table:table-cell>
          <table:table-cell table:style-name="ce1" office:value-type="string">
            <text:p>Local effects of failure </text:p>
          </table:table-cell>
          <table:table-cell table:style-name="ce1" office:value-type="string">
            <text:p>Next higher level effect </text:p>
          </table:table-cell>
          <table:table-cell table:style-name="ce1" office:value-type="string">
            <text:p>System Level End Effect </text:p>
          </table:table-cell>
          <table:table-cell table:style-name="ce1" office:value-type="string">
            <text:p>(P) Probability (estimate) </text:p>
          </table:table-cell>
          <table:table-cell table:style-name="ce1" office:value-type="string">
            <text:p>(S) Severity </text:p>
          </table:table-cell>
          <table:table-cell table:style-name="ce1" office:value-type="string">
            <text:p>(D) Detection (Indications to Operator, Maintainer) </text:p>
          </table:table-cell>
          <table:table-cell table:style-name="ce1" office:value-type="string">
            <text:p>Detection Dormancy Period </text:p>
          </table:table-cell>
          <table:table-cell table:style-name="ce1" office:value-type="string">
            <text:p>Risk Level P*S (+D) </text:p>
          </table:table-cell>
          <table:table-cell table:style-name="ce1" office:value-type="string">
            <text:p>Actions for further Investigation / evidence </text:p>
          </table:table-cell>
          <table:table-cell table:style-name="ce1" office:value-type="string">
            <text:p>Mitigation / Requirements </text:p>
          </table:table-cell>
          <table:table-cell table:style-name="ce1" table:number-columns-repeated="1009"/>
        </table:table-row>
        <table:table-row table:style-name="ro5">
          <table:table-cell office:value-type="string">
            <text:p>1.1.1.1</text:p>
          </table:table-cell>
          <table:table-cell office:value-type="string">
            <text:p>Brake Manifold Ref. Designator 2b, channel A, O-ring</text:p>
          </table:table-cell>
          <table:table-cell office:value-type="string">
            <text:p>Internal Leakage from Channel A to B</text:p>
          </table:table-cell>
          <table:table-cell office:value-type="string">
            <text:p>a) O-ring Compression Set (Creep) failure b) surface damage during assembly</text:p>
          </table:table-cell>
          <table:table-cell office:value-type="string">
            <text:p>Landing</text:p>
          </table:table-cell>
          <table:table-cell office:value-type="string">
            <text:p>Decreased pressure to main brake hose</text:p>
          </table:table-cell>
          <table:table-cell office:value-type="string">
            <text:p>No Left Wheel Braking</text:p>
          </table:table-cell>
          <table:table-cell office:value-type="string">
            <text:p>Severely Reduced Aircraft deceleration on ground and side drift. Partial loss of runway position control. Risk of collision</text:p>
          </table:table-cell>
          <table:table-cell office:value-type="string">
            <text:p>(C) Occasional</text:p>
          </table:table-cell>
          <table:table-cell office:value-type="string">
            <text:p>(V) Catastrophic (this is the worst case)</text:p>
          </table:table-cell>
          <table:table-cell office:value-type="string">
            <text:p>(1) Flight Computer and Maintenance Computer will indicate "Left Main Brake, Pressure Low"</text:p>
          </table:table-cell>
          <table:table-cell office:value-type="string">
            <text:p>Built-In Test interval is 1 minute</text:p>
          </table:table-cell>
          <table:table-cell office:value-type="string">
            <text:p>Unacceptable</text:p>
          </table:table-cell>
          <table:table-cell office:value-type="string">
            <text:p>Check Dormancy Period and probability of failure</text:p>
          </table:table-cell>
          <table:table-cell office:value-type="string">
            <text:p>Require redundant independent brake hydraulic channels and/or Require redundant sealing and Classify O-ring as Critical Part Class 1 </text:p>
          </table:table-cell>
          <table:table-cell table:number-columns-repeated="1009"/>
        </table:table-row>
        <table:table-row table:style-name="ro6">
          <table:table-cell/>
          <table:table-cell office:value-type="string">
            <text:p>udoo</text:p>
          </table:table-cell>
          <table:table-cell office:value-type="string">
            <text:p>internet outage</text:p>
          </table:table-cell>
          <table:table-cell office:value-type="string">
            <text:p>Modem failure, ISP failure</text:p>
          </table:table-cell>
          <table:table-cell office:value-type="string">
            <text:p>revenue service</text:p>
          </table:table-cell>
          <table:table-cell office:value-type="string">
            <text:p>downtime</text:p>
          </table:table-cell>
          <table:table-cell office:value-type="string">
            <text:p>no connections with remote servers</text:p>
          </table:table-cell>
          <table:table-cell office:value-type="string">
            <text:p>Cloud- and maintanance-services unavailable</text:p>
          </table:table-cell>
          <table:table-cell office:value-type="string">
            <text:p>A</text:p>
          </table:table-cell>
          <table:table-cell office:value-type="string">
            <text:p>IV</text:p>
          </table:table-cell>
          <table:table-cell office:value-type="float" office:value="1">
            <text:p>1</text:p>
          </table:table-cell>
          <table:table-cell/>
          <table:table-cell office:value-type="string">
            <text:p>Moderate</text:p>
          </table:table-cell>
          <table:table-cell table:number-columns-repeated="1011"/>
        </table:table-row>
        <table:table-row table:style-name="ro2">
          <table:table-cell table:number-columns-repeated="2"/>
          <table:table-cell table:style-name="Default"/>
          <table:table-cell table:number-columns-repeated="2"/>
          <table:table-cell office:value-type="string">
            <text:p>data loss</text:p>
          </table:table-cell>
          <table:table-cell table:number-columns-repeated="1018"/>
        </table:table-row>
        <table:table-row table:style-name="ro2" table:number-rows-repeated="104857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abe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de" fo:country="DE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9-10">10.09.2020</text:date>, <text:time>09:38:35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rsten </meta:initial-creator>
    <meta:creation-date>2020-09-08T18:56:10.59</meta:creation-date>
    <dc:date>2020-09-10T09:38:35.49</dc:date>
    <dc:creator>Torsten </dc:creator>
    <meta:editing-duration>PT18H19M59S</meta:editing-duration>
    <meta:editing-cycles>3</meta:editing-cycles>
    <meta:generator>OpenOffice/4.1.7$Win32 OpenOffice.org_project/417m1$Build-9800</meta:generator>
    <meta:document-statistic meta:table-count="3" meta:cell-count="88" meta:object-count="0"/>
  </office:meta>
</office:document-meta>
</file>